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5c1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78880" officeooo:paragraph-rsid="00378880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#ff00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bold" officeooo:rsid="00215f24" fo:background-color="transparent" loext:char-shading-value="0" style:font-weight-asian="bold" style:font-weight-complex="bold"/>
    </style:style>
    <style:style style:name="T13" style:family="text">
      <style:text-properties fo:font-weight="bold" officeooo:rsid="0021c74e" fo:background-color="transparent" loext:char-shading-value="0" style:font-weight-asian="bold" style:font-weight-complex="bold"/>
    </style:style>
    <style:style style:name="T14" style:family="text">
      <style:text-properties fo:font-weight="bold" officeooo:rsid="00231850" fo:background-color="transparent" loext:char-shading-value="0" style:font-weight-asian="bold" style:font-weight-complex="bold"/>
    </style:style>
    <style:style style:name="T15" style:family="text">
      <style:text-properties fo:font-weight="bold" officeooo:rsid="0023c944" fo:background-color="transparent" loext:char-shading-value="0" style:font-weight-asian="bold" style:font-weight-complex="bold"/>
    </style:style>
    <style:style style:name="T16" style:family="text">
      <style:text-properties fo:font-weight="bold" officeooo:rsid="0030820d" fo:background-color="transparent" loext:char-shading-value="0" style:font-weight-asian="bold" style:font-weight-complex="bold"/>
    </style:style>
    <style:style style:name="T17" style:family="text">
      <style:text-properties fo:font-weight="bold" officeooo:rsid="004044b3" fo:background-color="transparent" loext:char-shading-value="0" style:font-weight-asian="bold" style:font-weight-complex="bold"/>
    </style:style>
    <style:style style:name="T18" style:family="text">
      <style:text-properties fo:font-weight="bold" officeooo:rsid="0041b37a" fo:background-color="transparent" loext:char-shading-value="0" style:font-weight-asian="bold" style:font-weight-complex="bold"/>
    </style:style>
    <style:style style:name="T19" style:family="text">
      <style:text-properties fo:font-weight="bold" officeooo:rsid="0041b37a" fo:background-color="transparent" loext:char-shading-value="0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fo:font-weight="bold" fo:background-color="#ff0000" loext:char-shading-value="0" style:font-weight-asian="bold" style:font-weight-complex="bold"/>
    </style:style>
    <style:style style:name="T22" style:family="text">
      <style:text-properties fo:font-weight="bold" officeooo:rsid="0041b37a" fo:background-color="#ff0000" loext:char-shading-value="0" style:font-weight-asian="bold" style:font-weight-complex="bold"/>
    </style:style>
    <style:style style:name="T23" style:family="text">
      <style:text-properties officeooo:rsid="001fe094"/>
    </style:style>
    <style:style style:name="T24" style:family="text">
      <style:text-properties officeooo:rsid="00215f24"/>
    </style:style>
    <style:style style:name="T25" style:family="text">
      <style:text-properties officeooo:rsid="00231850"/>
    </style:style>
    <style:style style:name="T26" style:family="text">
      <style:text-properties officeooo:rsid="0023c944"/>
    </style:style>
    <style:style style:name="T27" style:family="text">
      <style:text-properties officeooo:rsid="00261bc4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29024f"/>
    </style:style>
    <style:style style:name="T31" style:family="text">
      <style:text-properties officeooo:rsid="00293b7b"/>
    </style:style>
    <style:style style:name="T32" style:family="text">
      <style:text-properties officeooo:rsid="00317553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43ba6" style:font-weight-asian="normal" style:font-weight-complex="normal"/>
    </style:style>
    <style:style style:name="T35" style:family="text">
      <style:text-properties fo:font-weight="normal" officeooo:rsid="0033ecfe" style:font-weight-asian="normal" style:font-weight-complex="normal"/>
    </style:style>
    <style:style style:name="T36" style:family="text">
      <style:text-properties fo:font-weight="normal" officeooo:rsid="0038a590" style:font-weight-asian="normal" style:font-weight-complex="normal"/>
    </style:style>
    <style:style style:name="T37" style:family="text">
      <style:text-properties officeooo:rsid="00343ba6"/>
    </style:style>
    <style:style style:name="T38" style:family="text">
      <style:text-properties officeooo:rsid="0038a590"/>
    </style:style>
    <style:style style:name="T39" style:family="text">
      <style:text-properties fo:background-color="#ff0000" loext:char-shading-value="0"/>
    </style:style>
    <style:style style:name="T40" style:family="text">
      <style:text-properties officeooo:rsid="00445c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LogicaAlgoritmoJavaScript</text:p>
      <text:p text:style-name="P22"><text:span text:style-name="T2">$</text:span><text:span text:style-name="T1">npm install readline-sync</text:span> →<text:span text:style-name="T30"> para o terminal aceitar input no node.js</text:span></text:p>
      <text:p text:style-name="P18">COMANDOS DE ENTRADA/SAÍDA E VARIÁVEIS</text:p>
      <text:p text:style-name="P10"><text:span text:style-name="T1">ex001 </text:span><text:span text:style-name="T33">→ MENSAGEM: Desenvolva um programa que pergunte qual pe o nome do usuário e no final mostre uma mensagem com o nome do usuário que foi digitado. Use o comando de entra e saída “console.log”.</text:span></text:p>
      <text:p text:style-name="P10"><text:span text:style-name="T1">ex002 </text:span><text:span text:style-name="T33">→ SOMA: Desenvola um programa que solicite ao usuário digitar dois números e no final apresente o resultado da soma entre os dois números.</text:span></text:p>
      <text:p text:style-name="P10"><text:span text:style-name="T1">ex003</text:span><text:span text:style-name="T33"> → MEDIA: Desenvola um programa que solicite ao usuário digitar dois números e no final apresente o resultado da média entre os dois números.</text:span></text:p>
      <text:p text:style-name="P18">OPERADORES LÓGICOS</text:p>
      <text:p text:style-name="P10"><text:span text:style-name="T1">ex004 </text:span><text:span text:style-name="T33">→ TESTE DOS TRIANGULOS: Desenvolva um programa que solicite ao usuário digitar o valor de três lados de uma forma geométrica. </text:span><text:span text:style-name="T34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19"><text:span text:style-name="T37">E</text:span>XERCÍCIOS DA <text:s/>CREUZA</text:p>
      <text:p text:style-name="P11"><text:span text:style-name="T1">ex005</text:span><text:span text:style-name="T33"> → IDADE DE CREUZA: Creuza está fazendo aniversário, mas não sabe quantas velas colocar no bolo. Ela sabe apenas o ano do seu nascimento. Ajude Creuza a solucionar este problema.</text:span></text:p>
      <text:p text:style-name="P11"><text:span text:style-name="T1">ex006 </text:span><text:span text:style-name="T33">→ DÓLARES DA CREUZA: Creuza vai viajar para os Estados Unidos e quer saber quanto vai levar em dólares. Ajude ela a descobrir quanto vai levar.</text:span></text:p>
      <text:p text:style-name="P12"><text:span text:style-name="T1">ex007 </text:span><text:span text:style-name="T33">→ </text:span><text:span text:style-name="T35">TEMPERATURA DA CREUZA: </text:span><text:span text:style-name="T33">Creuza chegou nos EUA olhou para o termômetro e viu 100 graus Fahrenheit, mas ela quer saber quanto é esta temperatura em Graus Celsius. Ajude Creuza.</text:span></text:p>
      <text:p text:style-name="P12"><text:span text:style-name="T1">ex008 </text:span><text:span text:style-name="T33">→ IMPOSTO DA CREUZA: Creuza Comprou muita muamba e quer saber quanto vai pagar de imposto.</text:span></text:p>
      <text:p text:style-name="P12"><text:span text:style-name="T6">ex009 </text:span><text:span text:style-name="T36">→ </text:span><text:span text:style-name="T33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20">ESTRUTURAS CONDICIONAIS <text:span text:style-name="T38">SIMPLES</text:span></text:p>
      <text:p text:style-name="P13"/>
      <text:p text:style-name="P14"/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16">ESTRUTURAS DE REPETIÇÃO - “<text:span text:style-name="T27">do”</text:span></text:p>
      <text:p text:style-name="P1"><text:span text:style-name="T1">ex029 </text:span>→ MINHA TABUADA: Desenvol<text:span text:style-name="T31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31">v</text:span>a um programa <text:span text:style-name="T23">que receba até cinco números e no final mostre quantos números negativos foram digitados. </text:span>Use o laço de repetição “do”.</text:p>
      <text:p text:style-name="P2"><text:soft-page-break/><text:span text:style-name="T11">ex03</text:span><text:span text:style-name="T12">1</text:span><text:span text:style-name="T11"> </text:span>→ FATORIAL: Desenvol<text:span text:style-name="T31">v</text:span>a um programa <text:span text:style-name="T24">em que o usuário digite um número e o programa mostre o fatorial desse número. </text:span>Use o laço de repetição “do”.</text:p>
      <text:p text:style-name="P3"><text:span text:style-name="T11">ex03</text:span><text:span text:style-name="T13">2</text:span><text:span text:style-name="T11"> </text:span><text:span text:style-name="T28">→ </text:span>FATORIAL REPETICAO: Desenvol<text:span text:style-name="T31">v</text:span>a um programa <text:span text:style-name="T24">em que o usuário digite um número e o programa mostre o fatorial desse número e no final pergunte se o usuário quer repetir a operação. </text:span>Use o laço de repetição “do”.</text:p>
      <text:p text:style-name="P3"><text:span text:style-name="T11">ex03</text:span><text:span text:style-name="T13">3</text:span><text:span text:style-name="T11"> </text:span><text:span text:style-name="T28">→</text:span> NUMERO PRIMO: Desenvol<text:span text:style-name="T31">v</text:span>a um programa <text:span text:style-name="T24">em que o usuário digite um número e mostre como resultado se esse número é primo ou não. Dica: um número primo é aquele que só pode ser dividido por um e por ele mesmo. </text:span>Use o laço de repetição “do”.</text:p>
      <text:p text:style-name="P4"><text:span text:style-name="T11">ex03</text:span><text:span text:style-name="T13">4</text:span><text:span text:style-name="T1"> </text:span>→ SUPER CONTADOR: Desenvol<text:span text:style-name="T31">v</text:span>a um programa <text:span text:style-name="T24">em que o usuário escolha em um menu se quer contar de 0 a 10 ou de 10 a 0. </text:span>Use o laço de repetição “do”.</text:p>
      <text:p text:style-name="P5"><text:span text:style-name="T11">ex03</text:span><text:span text:style-name="T14">5</text:span><text:span text:style-name="T1"> </text:span>→ ESCOLHENDO PESSOAS: Desenvol<text:span text:style-name="T31">v</text:span>a um programa <text:span text:style-name="T24">em que realize o cadastro de homens e mulheres, suas idades e a cor da pele. No final mostre total de homens com mais de 18 anos e cabelos castanhos e o t</text:span>otal de mulheres entre 25 e 30 <text:span text:style-name="T25">anos</text:span> e cabelos loiros. <text:span text:style-name="T26">Menu da cor da pele: </text:span>Preto, Castanho, Loiro <text:span text:style-name="T26">e </text:span>Ruivo. Use o laço de repetição “do”.</text:p>
      <text:p text:style-name="P15">ESTRUTURAS DE REPETIÇÃO “<text:span text:style-name="T27">for”</text:span></text:p>
      <text:p text:style-name="P5"><text:span text:style-name="T11">ex03</text:span><text:span text:style-name="T15">6</text:span><text:span text:style-name="T1"> </text:span>→ CONTAR 1 ATE 10 PARA: Desenvol<text:span text:style-name="T31">v</text:span>a um programa <text:span text:style-name="T24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31">v</text:span>a um programa <text:span text:style-name="T24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31">v</text:span>a um programa <text:span text:style-name="T24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31">v</text:span>a um programa <text:span text:style-name="T24">em que o usuário digite até 6 valores e no final o programa apresente o total de valores entre 0 e 10; e a</text:span> soma d<text:span text:style-name="T32">esses</text:span> valores <text:span text:style-name="T32">entre 0 e 10 que forem</text:span> impares. <text:span text:style-name="T24">Use a estrutura de repetiçao “for”.</text:span></text:p>
      <text:p text:style-name="P8"><text:span text:style-name="T11">ex0</text:span><text:span text:style-name="T16">40</text:span><text:span text:style-name="T1"> </text:span>→ COMBINACOES: Desenvol<text:span text:style-name="T31">v</text:span>a um programa <text:span text:style-name="T24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31">v</text:span>a um programa <text:span text:style-name="T24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32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17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oft-page-break/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17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pan text:style-name="T1">ex0</text:span><text:span text:style-name="T9">46</text:span> → <text:span text:style-name="T28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28">FATORIAL FUNÇÃO</text:span>: Elabore um programa o qual o usuário digite um número e o programa tenha uma função que retorne o fatorial do número digitado pelo usuário.</text:p>
      <text:p text:style-name="P9"><text:span text:style-name="T11">ex0</text:span><text:span text:style-name="T17">48</text:span><text:span text:style-name="T28"> → SEQUÊNCIA DE FIBONACCI FUNÇÃO:</text:span> Crie um programa que o usuário digite <text:span text:style-name="T40">os </text:span>dois valores <text:span text:style-name="T40">iniciais da </text:span>sequência de Fibonacci e o programa tenha uma função que retorne os valores seguintes <text:span text:style-name="T40">da </text:span>sequência de Fibonacci.</text:p>
      <text:p text:style-name="P8"><text:span text:style-name="T20">ex0</text:span><text:span text:style-name="T19">49</text:span><text:span text:style-name="T20"> </text:span><text:span text:style-name="T29">→ ANALISADOR DE STRINGS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text:tab/></text:p>
      <text:p text:style-name="P23">VETORES – VARIÁVEIS COMPOSTAS</text:p>
      <text:p text:style-name="P8">ex059 →TESTE VETOR: Desenvolva um programa em que o usuário digite seis valores e o programa apresente os seis vetores. Use variáveis compostas (vetores).</text:p>
      <text:p text:style-name="P8">ex060 → VALORES PARES VETORES: Crie um programa em que o usuário digite sete valores e no final o programa mostre a quantidade de valores pares digitados. Use variáveis compostas (vetores).</text:p>
      <text:p text:style-name="P8">ex061 → VALORES PARES VETORES 2: Elabore um programa em que o usuário digite sete valores e no final o programa mostre a quantidade de valores pares digitados e a posição de cada valor par digitado. Use variáveis compostas (vetores).</text:p>
      <text:p text:style-name="P8">ex062 → LISTAGEM DA TURMA: Construa um programa em que sejam cadastrados os nomes de 4 usuários, e duas notas para cada usuário cadastrado. Ao final o programa deve apresentar os nomes de cada usuário e suas respectivas médias. Use variáveis compostas (vetores).</text:p>
      <text:p text:style-name="P8">ex063 → LISTAGEM DA TURMA 2: Desenvolva um programa em que sejam cadastrados os nomes de 4 usuários, e duas notas para cada usuário cadastrado. Ao final o programa deve apresentar uma lista com os nomes dos usuários cadastrados e suas médias. Também deve mostrar outra lista com os nomes e o status de suas médias. Caso o aluno tenha média maior ou igual a 7, aluno aprovado, caso a nota seja menor do que 7, aluno reprovado. A lista de status deverá conter o nome seguido do status de cada usuário cadastrado. Use variáveis compostas (vetores).</text:p>
      <text:p text:style-name="P8">ex064 → LISTAGEM DA TURMA 3: Crie um programa em que sejam cadastrados os nomes de 4 alunos, e duas notas para cada aluno cadastrado. Ao final o programa deve apresentar uma lista com os nomes de cada aluno e suas respectivas médias. Também deverá apresentar a quantidade de alunos com a média maior do que a média da turma e a média da turma. Use variáveis compostas (vetores).</text:p>
      <text:p text:style-name="P8"><text:soft-page-break/>ex065 → SÓ COM C: Elabore um programa que sejam cadastrados 10 nomes de usuários. No final o programa deve apresentar uma lista com os nomes que começam com a letra “C”.</text:p>
      <text:p text:style-name="P8">ex066 → ORDENA VETOR: Construa um programa em que o usuário digite 10 valores de forma aleatória e no final o programa apresente os valores em ordem crescente.</text:p>
      <text:p text:style-name="P8">ex067 → CAMPEONATO FUTEBOL: Desenvolva um programa em que seja cadastrado 3 times e no final seja mostrado uma tabela com os confrontos entre os times.</text:p>
      <text:p text:style-name="P8">ex068 → CORRIGINDO PROVAS: Elabore um programa que seja cadastrado um gabarito com 5 questões. Cadastre também 3 alunos e as 5 resposta de cada aluno. Cada resposta corresta do aluno valerá 2 pontos. No final o programa deve mostrar a lista com o nome dos alunos e a nota de cada aluno. Também deverá ser mostrado a média final da turma.</text:p>
      <text:p text:style-name="P8">ex069 → RESERVAR CINEMA: Crie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p>
      <text:p text:style-name="P8">VARIÁVEIS COMPOSTAS HOMOGÊNEAS MULTIDIMENSIONAIS (MATRIZES)</text:p>
      <text:p text:style-name="P8">ex070 → MATRIZ 3x2: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8-17T19:29:28.943453607</dc:date>
    <meta:editing-duration>PT14H13M27S</meta:editing-duration>
    <meta:editing-cycles>16</meta:editing-cycles>
    <meta:generator>LibreOffice/6.1.5.2$Linux_X86_64 LibreOffice_project/10$Build-2</meta:generator>
    <meta:document-statistic meta:table-count="0" meta:image-count="0" meta:object-count="0" meta:page-count="4" meta:paragraph-count="62" meta:word-count="2024" meta:character-count="11590" meta:non-whitespace-character-count="9623"/>
  </office:meta>
</office:document-meta>
</file>